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3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1cm" svg:x="11.839cm" svg:y="5.102cm">
          <text:p text:style-name="P1"><text:span text:style-name="T1">Zeichen Les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" draw:text-style-name="P3" draw:layer="layout" svg:width="4.5cm" svg:height="1cm" svg:x="0.339cm" svg:y="0.102cm">
          <draw:text-box>
            <text:p text:style-name="P3">Codeanalyse</text:p>
          </draw:text-box>
        </draw:frame>
        <draw:frame draw:style-name="gr3" draw:text-style-name="P3" draw:layer="layout" svg:width="2.5cm" svg:height="3.75cm" svg:x="14.419cm" svg:y="-0.398cm">
          <draw:text-box>
            <text:p text:style-name="P3"/>
          </draw:text-box>
        </draw:frame>
        <draw:line draw:style-name="gr4" draw:text-style-name="P4" draw:layer="layout" svg:x1="4.839cm" svg:y1="25.602cm" svg:x2="4.839cm" svg:y2="26.602cm">
          <text:p text:style-name="P3"/>
        </draw:line>
        <draw:line draw:style-name="gr4" draw:text-style-name="P4" draw:layer="layout" svg:x1="6.839cm" svg:y1="13.602cm" svg:x2="6.839cm" svg:y2="23.102cm">
          <text:p text:style-name="P3"/>
        </draw:line>
        <draw:line draw:style-name="gr4" draw:text-style-name="P4" draw:layer="layout" svg:x1="10.339cm" svg:y1="6.602cm" svg:x2="9.839cm" svg:y2="6.602cm">
          <text:p text:style-name="P3"/>
        </draw:line>
        <draw:line draw:style-name="gr4" draw:text-style-name="P4" draw:layer="layout" svg:x1="14.839cm" svg:y1="19.602cm" svg:x2="14.839cm" svg:y2="20.602cm">
          <text:p text:style-name="P3"/>
        </draw:line>
        <draw:line draw:style-name="gr4" draw:text-style-name="P4" draw:layer="layout" svg:x1="14.839cm" svg:y1="17.102cm" svg:x2="14.839cm" svg:y2="18.102cm">
          <text:p text:style-name="P3"/>
        </draw:line>
        <draw:line draw:style-name="gr4" draw:text-style-name="P4" draw:layer="layout" svg:x1="14.839cm" svg:y1="12.102cm" svg:x2="14.839cm" svg:y2="13.102cm">
          <text:p text:style-name="P3"/>
        </draw:line>
        <draw:line draw:style-name="gr4" draw:text-style-name="P4" draw:layer="layout" svg:x1="14.839cm" svg:y1="9.102cm" svg:x2="14.839cm" svg:y2="10.102cm">
          <text:p text:style-name="P3"/>
        </draw:line>
        <draw:line draw:style-name="gr4" draw:text-style-name="P4" draw:layer="layout" svg:x1="14.839cm" svg:y1="6.102cm" svg:x2="14.839cm" svg:y2="7.102cm">
          <text:p text:style-name="P3"/>
        </draw:line>
        <draw:line draw:style-name="gr4" draw:text-style-name="P4" draw:layer="layout" svg:x1="14.839cm" svg:y1="4.102cm" svg:x2="14.839cm" svg:y2="5.102cm">
          <text:p text:style-name="P3"/>
        </draw:line>
        <draw:custom-shape draw:style-name="gr1" draw:text-style-name="P2" draw:layer="layout" svg:width="6cm" svg:height="2cm" svg:x="11.839cm" svg:y="7.102cm">
          <text:p text:style-name="P1"><text:span text:style-name="T1">Stringend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5" draw:layer="layout" svg:width="1.5cm" svg:height="0.725cm" svg:x="14.839cm" svg:y="9.102cm">
          <draw:text-box>
            <text:p text:style-name="P3"><text:span text:style-name="T1">nein</text:span></text:p>
          </draw:text-box>
        </draw:frame>
        <draw:frame draw:style-name="gr5" draw:text-style-name="P5" draw:layer="layout" svg:width="1.5cm" svg:height="0.725cm" svg:x="2.339cm" svg:y="11.877cm">
          <draw:text-box>
            <text:p text:style-name="P3"><text:span text:style-name="T1">nein</text:span></text:p>
          </draw:text-box>
        </draw:frame>
        <draw:frame draw:style-name="gr5" draw:text-style-name="P5" draw:layer="layout" svg:width="1.5cm" svg:height="0.725cm" svg:x="17.839cm" svg:y="15.377cm">
          <draw:text-box>
            <text:p text:style-name="P3"><text:span text:style-name="T1">nein</text:span></text:p>
          </draw:text-box>
        </draw:frame>
        <draw:frame draw:style-name="gr5" draw:text-style-name="P5" draw:layer="layout" svg:width="1.5cm" svg:height="0.725cm" svg:x="17.839cm" svg:y="10.377cm">
          <draw:text-box>
            <text:p text:style-name="P3"><text:span text:style-name="T1">nein</text:span></text:p>
          </draw:text-box>
        </draw:frame>
        <draw:frame draw:style-name="gr6" draw:text-style-name="P5" draw:layer="layout" svg:width="1cm" svg:height="0.75cm" svg:x="6.129cm" svg:y="13.602cm">
          <draw:text-box>
            <text:p text:style-name="P3"><text:span text:style-name="T1">ja</text:span></text:p>
          </draw:text-box>
        </draw:frame>
        <draw:frame draw:style-name="gr6" draw:text-style-name="P5" draw:layer="layout" svg:width="1cm" svg:height="0.75cm" svg:x="10.839cm" svg:y="20.852cm">
          <draw:text-box>
            <text:p text:style-name="P3"><text:span text:style-name="T1">ja</text:span></text:p>
          </draw:text-box>
        </draw:frame>
        <draw:frame draw:style-name="gr6" draw:text-style-name="P5" draw:layer="layout" svg:width="1cm" svg:height="0.75cm" svg:x="10.839cm" svg:y="7.352cm">
          <draw:text-box>
            <text:p text:style-name="P3"><text:span text:style-name="T1">ja</text:span></text:p>
          </draw:text-box>
        </draw:frame>
        <draw:frame draw:style-name="gr6" draw:text-style-name="P5" draw:layer="layout" svg:width="1cm" svg:height="0.75cm" svg:x="14.839cm" svg:y="17.102cm">
          <draw:text-box>
            <text:p text:style-name="P3"><text:span text:style-name="T1">ja</text:span></text:p>
          </draw:text-box>
        </draw:frame>
        <draw:frame draw:style-name="gr6" draw:text-style-name="P5" draw:layer="layout" svg:width="1cm" svg:height="0.75cm" svg:x="14.839cm" svg:y="12.102cm">
          <draw:text-box>
            <text:p text:style-name="P3"><text:span text:style-name="T1">ja</text:span></text:p>
          </draw:text-box>
        </draw:frame>
        <draw:custom-shape draw:style-name="gr1" draw:text-style-name="P2" draw:layer="layout" svg:width="6cm" svg:height="2cm" svg:x="11.839cm" svg:y="10.102cm">
          <text:p text:style-name="P1"><text:span text:style-name="T1">Brainfuck-Zeiche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7.839cm" svg:y1="11.102cm" svg:x2="19.339cm" svg:y2="11.102cm">
          <text:p text:style-name="P3"/>
        </draw:line>
        <draw:line draw:style-name="gr7" draw:text-style-name="P4" draw:layer="layout" svg:x1="19.339cm" svg:y1="21.602cm" svg:x2="19.339cm" svg:y2="4.102cm">
          <text:p text:style-name="P3"/>
        </draw:line>
        <draw:custom-shape draw:style-name="gr1" draw:text-style-name="P2" draw:layer="layout" svg:width="6cm" svg:height="1cm" svg:x="0.339cm" svg:y="17.102cm">
          <text:p text:style-name="P1"><text:span text:style-name="T1">Codeanalyse abgeschloos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6cm" svg:height="1cm" svg:x="3.839cm" svg:y="23.102cm">
          <text:p text:style-name="P1"><text:span text:style-name="T1">Syntaxfehl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6cm" svg:height="1.5cm" svg:x="11.839cm" svg:y="18.102cm">
          <text:p text:style-name="P1"><text:span text:style-name="T1">''['': Schleifenzähler erhöhen</text:span></text:p>
          <text:p text:style-name="P1"><text:span text:style-name="T1">'']'': Schleifenzähler erniedrig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6cm" svg:height="2cm" svg:x="11.839cm" svg:y="20.602cm">
          <text:p text:style-name="P1"><text:span text:style-name="T1">Schleifenzähler &lt;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6cm" svg:height="2cm" svg:x="11.839cm" svg:y="15.102cm">
          <text:p text:style-name="P1"><text:span text:style-name="T1">''['' oder '']''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7.839cm" svg:y1="16.102cm" svg:x2="19.339cm" svg:y2="16.102cm">
          <text:p text:style-name="P3"/>
        </draw:line>
        <draw:frame draw:style-name="gr5" draw:text-style-name="P5" draw:layer="layout" svg:width="1.5cm" svg:height="0.725cm" svg:x="17.839cm" svg:y="20.877cm">
          <draw:text-box>
            <text:p text:style-name="P3"><text:span text:style-name="T1">nein</text:span></text:p>
          </draw:text-box>
        </draw:frame>
        <draw:line draw:style-name="gr7" draw:text-style-name="P4" draw:layer="layout" svg:x1="17.839cm" svg:y1="21.602cm" svg:x2="19.339cm" svg:y2="21.602cm">
          <text:p text:style-name="P3"/>
        </draw:line>
        <draw:line draw:style-name="gr7" draw:text-style-name="P4" draw:layer="layout" svg:x1="10.339cm" svg:y1="8.102cm" svg:x2="11.839cm" svg:y2="8.102cm">
          <text:p text:style-name="P3"/>
        </draw:line>
        <draw:custom-shape draw:style-name="gr1" draw:text-style-name="P2" draw:layer="layout" svg:width="6cm" svg:height="2cm" svg:x="3.839cm" svg:y="11.602cm">
          <text:p text:style-name="P1"><text:span text:style-name="T1">Schleifenzähler !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1.839cm" svg:y1="21.602cm" svg:x2="6.839cm" svg:y2="21.602cm">
          <text:p text:style-name="P3"/>
        </draw:line>
        <draw:line draw:style-name="gr7" draw:text-style-name="P4" draw:layer="layout" svg:x1="3.839cm" svg:y1="12.602cm" svg:x2="3.339cm" svg:y2="12.602cm">
          <text:p text:style-name="P3"/>
        </draw:line>
        <draw:line draw:style-name="gr4" draw:text-style-name="P4" draw:layer="layout" svg:x1="3.339cm" svg:y1="12.602cm" svg:x2="3.339cm" svg:y2="17.102cm">
          <text:p text:style-name="P3"/>
        </draw:line>
        <draw:custom-shape draw:style-name="gr1" draw:text-style-name="P1" draw:layer="layout" svg:width="6cm" svg:height="1cm" svg:x="1.839cm" svg:y="26.602cm">
          <text:p text:style-name="P1">En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7" draw:text-style-name="P4" draw:layer="layout" svg:x1="3.339cm" svg:y1="18.102cm" svg:x2="3.339cm" svg:y2="25.602cm">
          <text:p text:style-name="P3"/>
        </draw:line>
        <draw:line draw:style-name="gr7" draw:text-style-name="P4" draw:layer="layout" svg:x1="6.839cm" svg:y1="24.102cm" svg:x2="6.839cm" svg:y2="25.602cm">
          <text:p text:style-name="P3"/>
        </draw:line>
        <draw:line draw:style-name="gr7" draw:text-style-name="P4" draw:layer="layout" svg:x1="3.339cm" svg:y1="25.602cm" svg:x2="6.839cm" svg:y2="25.602cm">
          <text:p text:style-name="P3"/>
        </draw:line>
        <draw:custom-shape draw:style-name="gr1" draw:text-style-name="P1" draw:layer="layout" svg:width="6cm" svg:height="1cm" svg:x="5.839cm" svg:y="0.102cm">
          <text:p text:style-name="P1">Star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6cm" svg:height="1cm" svg:x="5.839cm" svg:y="2.102cm">
          <text:p text:style-name="P1"><text:span text:style-name="T1">Statistikvariablen initialisier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4" draw:layer="layout" svg:x1="8.839cm" svg:y1="1.102cm" svg:x2="8.839cm" svg:y2="2.102cm">
          <text:p text:style-name="P3"/>
        </draw:line>
        <draw:line draw:style-name="gr7" draw:text-style-name="P4" draw:layer="layout" svg:x1="8.839cm" svg:y1="3.102cm" svg:x2="8.839cm" svg:y2="4.102cm">
          <text:p text:style-name="P3"/>
        </draw:line>
        <draw:line draw:style-name="gr7" draw:text-style-name="P4" draw:layer="layout" svg:x1="19.339cm" svg:y1="4.102cm" svg:x2="8.839cm" svg:y2="4.102cm">
          <text:p text:style-name="P3"/>
        </draw:line>
        <draw:line draw:style-name="gr7" draw:text-style-name="P4" draw:layer="layout" svg:x1="11.839cm" svg:y1="21.602cm" svg:x2="10.839cm" svg:y2="21.602cm">
          <text:p text:style-name="P3"/>
        </draw:line>
        <draw:custom-shape draw:style-name="gr1" draw:text-style-name="P2" draw:layer="layout" svg:width="6cm" svg:height="1cm" svg:x="11.839cm" svg:y="13.102cm">
          <text:p text:style-name="P1"><text:span text:style-name="T1">Befehlsanzahl erhöhe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4" draw:layer="layout" svg:x1="14.839cm" svg:y1="14.102cm" svg:x2="14.839cm" svg:y2="15.102cm">
          <text:p text:style-name="P3"/>
        </draw:line>
        <draw:custom-shape draw:style-name="gr1" draw:text-style-name="P2" draw:layer="layout" svg:width="6cm" svg:height="2cm" svg:x="3.839cm" svg:y="5.602cm">
          <text:p text:style-name="P1"><text:span text:style-name="T1">Befehlsanzahl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0.339cm" svg:y1="8.102cm" svg:x2="10.339cm" svg:y2="6.602cm">
          <text:p text:style-name="P3"/>
        </draw:line>
        <draw:line draw:style-name="gr4" draw:text-style-name="P4" draw:layer="layout" svg:x1="6.839cm" svg:y1="7.602cm" svg:x2="6.839cm" svg:y2="8.602cm">
          <text:p text:style-name="P3"/>
        </draw:line>
        <draw:frame draw:style-name="gr6" draw:text-style-name="P5" draw:layer="layout" svg:width="1cm" svg:height="0.75cm" svg:x="6.839cm" svg:y="7.602cm">
          <draw:text-box>
            <text:p text:style-name="P3"><text:span text:style-name="T1">ja</text:span></text:p>
          </draw:text-box>
        </draw:frame>
        <draw:custom-shape draw:style-name="gr1" draw:text-style-name="P2" draw:layer="layout" svg:width="6cm" svg:height="1cm" svg:x="3.839cm" svg:y="8.602cm">
          <text:p text:style-name="P1"><text:span text:style-name="T1">Warnu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4" draw:layer="layout" svg:x1="6.839cm" svg:y1="9.602cm" svg:x2="6.839cm" svg:y2="11.602cm">
          <text:p text:style-name="P3"/>
        </draw:line>
        <draw:line draw:style-name="gr7" draw:text-style-name="P4" draw:layer="layout" svg:x1="3.839cm" svg:y1="6.602cm" svg:x2="1.839cm" svg:y2="6.602cm">
          <text:p text:style-name="P3"/>
        </draw:line>
        <draw:line draw:style-name="gr7" draw:text-style-name="P4" draw:layer="layout" svg:x1="1.839cm" svg:y1="6.602cm" svg:x2="1.839cm" svg:y2="10.602cm">
          <text:p text:style-name="P3"/>
        </draw:line>
        <draw:line draw:style-name="gr7" draw:text-style-name="P4" draw:layer="layout" svg:x1="1.839cm" svg:y1="10.602cm" svg:x2="6.839cm" svg:y2="10.602cm">
          <text:p text:style-name="P3"/>
        </draw:line>
        <draw:frame draw:style-name="gr5" draw:text-style-name="P5" draw:layer="layout" svg:width="1.5cm" svg:height="0.725cm" svg:x="2.339cm" svg:y="5.877cm">
          <draw:text-box>
            <text:p text:style-name="P3"><text:span text:style-name="T1">n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7T16:12:53</meta:creation-date>
    <dc:creator>David Christa</dc:creator>
    <dc:date>2006-03-09T12:57:47</dc:date>
    <dc:language>de-DE</dc:language>
    <meta:editing-cycles>4</meta:editing-cycles>
    <meta:editing-duration>PT2H2M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